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Title">
      <style:text-properties officeooo:paragraph-rsid="002ab20f"/>
    </style:style>
    <style:style style:name="P3" style:family="paragraph" style:parent-style-name="Standard">
      <style:text-properties officeooo:rsid="008c37c4" officeooo:paragraph-rsid="002ab20f"/>
    </style:style>
    <style:style style:name="P4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" style:family="paragraph" style:parent-style-name="Subtitle">
      <style:text-properties officeooo:rsid="0147ee50" officeooo:paragraph-rsid="0147ee50"/>
    </style:style>
    <style:style style:name="P7" style:family="paragraph" style:parent-style-name="Source_20_Code">
      <style:text-properties officeooo:rsid="016997a3" officeooo:paragraph-rsid="016997a3"/>
    </style:style>
    <style:style style:name="P8" style:family="paragraph" style:parent-style-name="Standard">
      <style:text-properties officeooo:rsid="016997a3" officeooo:paragraph-rsid="016997a3"/>
    </style:style>
    <style:style style:name="P9" style:family="paragraph" style:parent-style-name="Standard">
      <style:text-properties officeooo:paragraph-rsid="016997a3"/>
    </style:style>
    <style:style style:name="P10" style:family="paragraph" style:parent-style-name="Source_20_Code">
      <style:text-properties officeooo:paragraph-rsid="0167a236"/>
    </style:style>
    <style:style style:name="P11" style:family="paragraph" style:parent-style-name="Source_20_Code">
      <style:text-properties officeooo:rsid="016ab33c" officeooo:paragraph-rsid="016ab33c"/>
    </style:style>
    <style:style style:name="P12" style:family="paragraph" style:parent-style-name="Source_20_Code">
      <style:text-properties officeooo:rsid="016d6233" officeooo:paragraph-rsid="016d6233"/>
    </style:style>
    <style:style style:name="P13" style:family="paragraph" style:parent-style-name="Standard">
      <style:text-properties fo:font-size="2pt" officeooo:paragraph-rsid="0165dffc" style:font-size-asian="2pt" style:font-size-complex="2pt"/>
    </style:style>
    <style:style style:name="P14" style:family="paragraph" style:parent-style-name="Standard">
      <style:text-properties officeooo:rsid="0166f8de" officeooo:paragraph-rsid="0166f8de"/>
    </style:style>
    <style:style style:name="P15" style:family="paragraph" style:parent-style-name="Source_20_Code">
      <style:text-properties officeooo:paragraph-rsid="0166f8de"/>
    </style:style>
    <style:style style:name="P16" style:family="paragraph" style:parent-style-name="Source_20_Code">
      <style:text-properties officeooo:rsid="016f49e9" officeooo:paragraph-rsid="016f49e9"/>
    </style:style>
    <style:style style:name="P17" style:family="paragraph" style:parent-style-name="Standard">
      <style:text-properties officeooo:paragraph-rsid="016ab33c"/>
    </style:style>
    <style:style style:name="P18" style:family="paragraph" style:parent-style-name="Heading_20_1">
      <style:paragraph-properties fo:break-before="page"/>
      <style:text-properties officeooo:paragraph-rsid="0164abb6"/>
    </style:style>
    <style:style style:name="P19" style:family="paragraph" style:parent-style-name="Heading_20_2">
      <style:text-properties officeooo:rsid="016997a3" officeooo:paragraph-rsid="016997a3"/>
    </style:style>
    <style:style style:name="P20" style:family="paragraph" style:parent-style-name="Heading_20_2">
      <style:text-properties officeooo:paragraph-rsid="016997a3"/>
    </style:style>
    <style:style style:name="P21" style:family="paragraph" style:parent-style-name="Standard" style:list-style-name="L1">
      <style:text-properties officeooo:paragraph-rsid="0165dffc"/>
    </style:style>
    <style:style style:name="P22" style:family="paragraph" style:parent-style-name="Standard" style:list-style-name="L1">
      <style:paragraph-properties style:writing-mode="lr-tb"/>
      <style:text-properties officeooo:paragraph-rsid="0165dffc"/>
    </style:style>
    <style:style style:name="P23" style:family="paragraph" style:parent-style-name="Standard" style:list-style-name="L1">
      <style:paragraph-properties style:writing-mode="lr-tb"/>
      <style:text-properties officeooo:paragraph-rsid="0165f3ce"/>
    </style:style>
    <style:style style:name="P24" style:family="paragraph" style:parent-style-name="Standard" style:list-style-name="L1">
      <style:text-properties officeooo:paragraph-rsid="0166f8de"/>
    </style:style>
    <style:style style:name="P25" style:family="paragraph" style:parent-style-name="Standard" style:list-style-name="L1">
      <style:text-properties officeooo:paragraph-rsid="016997a3"/>
    </style:style>
    <style:style style:name="P26" style:family="paragraph" style:parent-style-name="Standard" style:list-style-name="L1">
      <style:text-properties officeooo:paragraph-rsid="016ab33c"/>
    </style:style>
    <style:style style:name="P27" style:family="paragraph" style:parent-style-name="Standard" style:list-style-name="L1">
      <style:text-properties officeooo:paragraph-rsid="016bf2f2"/>
    </style:style>
    <style:style style:name="P28" style:family="paragraph" style:parent-style-name="Standard" style:list-style-name="L1">
      <style:text-properties officeooo:paragraph-rsid="016d6233"/>
    </style:style>
    <style:style style:name="P29" style:family="paragraph" style:parent-style-name="Standard" style:list-style-name="L1">
      <style:text-properties officeooo:paragraph-rsid="016d3fb0"/>
    </style:style>
    <style:style style:name="P30" style:family="paragraph" style:parent-style-name="Standard" style:list-style-name="L1">
      <style:text-properties officeooo:paragraph-rsid="01757c33"/>
    </style:style>
    <style:style style:name="P31" style:family="paragraph" style:parent-style-name="Standard" style:list-style-name="L1">
      <style:text-properties officeooo:paragraph-rsid="0179815a"/>
    </style:style>
    <style:style style:name="P32" style:family="paragraph" style:parent-style-name="Standard" style:list-style-name="L1">
      <style:text-properties officeooo:rsid="0165dffc" officeooo:paragraph-rsid="0165dffc"/>
    </style:style>
    <style:style style:name="P33" style:family="paragraph" style:parent-style-name="Standard" style:list-style-name="L1">
      <style:text-properties officeooo:rsid="0167a236" officeooo:paragraph-rsid="0167a236"/>
    </style:style>
    <style:style style:name="P34" style:family="paragraph" style:parent-style-name="Standard" style:list-style-name="L1">
      <style:paragraph-properties style:writing-mode="lr-tb"/>
      <style:text-properties officeooo:rsid="0167a236" officeooo:paragraph-rsid="016997a3"/>
    </style:style>
    <style:style style:name="P35" style:family="paragraph" style:parent-style-name="Standard" style:list-style-name="L1">
      <style:text-properties officeooo:rsid="016e8edd" officeooo:paragraph-rsid="016e8edd"/>
    </style:style>
    <style:style style:name="P36" style:family="paragraph" style:parent-style-name="Standard" style:list-style-name="L1">
      <style:text-properties officeooo:rsid="016997a3" officeooo:paragraph-rsid="016997a3"/>
    </style:style>
    <style:style style:name="P37" style:family="paragraph" style:parent-style-name="Standard" style:list-style-name="L1">
      <style:text-properties officeooo:rsid="0166f8de" officeooo:paragraph-rsid="0166f8de"/>
    </style:style>
    <style:style style:name="T1" style:family="text">
      <style:text-properties fo:font-style="normal" officeooo:rsid="0164abb6" style:font-style-asian="normal" style:font-style-complex="normal"/>
    </style:style>
    <style:style style:name="T2" style:family="text">
      <style:text-properties fo:font-style="normal" officeooo:rsid="0165dffc" style:font-style-asian="normal" style:font-style-complex="normal"/>
    </style:style>
    <style:style style:name="T3" style:family="text">
      <style:text-properties fo:font-style="normal" officeooo:rsid="0165f3ce" style:font-style-asian="normal" style:font-style-complex="normal"/>
    </style:style>
    <style:style style:name="T4" style:family="text">
      <style:text-properties fo:font-style="normal" officeooo:rsid="016997a3" style:font-style-asian="normal" style:font-style-complex="normal"/>
    </style:style>
    <style:style style:name="T5" style:family="text">
      <style:text-properties fo:font-style="normal" officeooo:rsid="016e7043" style:font-style-asian="normal" style:font-style-complex="normal"/>
    </style:style>
    <style:style style:name="T6" style:family="text">
      <style:text-properties fo:font-style="normal" officeooo:rsid="010ca06e" fo:background-color="#eeeeee" loext:char-shading-value="0" style:font-style-asian="normal" style:font-style-complex="normal"/>
    </style:style>
    <style:style style:name="T7" style:family="text">
      <style:text-properties fo:font-style="normal" officeooo:rsid="0122ab40" fo:background-color="#eeeeee" loext:char-shading-value="0" style:font-style-asian="normal" style:font-style-complex="normal"/>
    </style:style>
    <style:style style:name="T8" style:family="text">
      <style:text-properties fo:font-style="normal" officeooo:rsid="010db4ce" fo:background-color="#eeeeee" loext:char-shading-value="0" style:font-style-asian="normal" style:font-style-complex="normal"/>
    </style:style>
    <style:style style:name="T9" style:family="text">
      <style:text-properties fo:background-color="#eeeeee" loext:char-shading-value="0"/>
    </style:style>
    <style:style style:name="T10" style:family="text">
      <style:text-properties officeooo:rsid="010d8db5" fo:background-color="#eeeeee" loext:char-shading-value="0"/>
    </style:style>
    <style:style style:name="T11" style:family="text">
      <style:text-properties officeooo:rsid="0165dffc" fo:background-color="#eeeeee" loext:char-shading-value="0"/>
    </style:style>
    <style:style style:name="T12" style:family="text">
      <style:text-properties officeooo:rsid="0166f8de" fo:background-color="#eeeeee" loext:char-shading-value="0"/>
    </style:style>
    <style:style style:name="T13" style:family="text">
      <style:text-properties officeooo:rsid="0167a236" fo:background-color="#eeeeee" loext:char-shading-value="0"/>
    </style:style>
    <style:style style:name="T14" style:family="text">
      <style:text-properties officeooo:rsid="016997a3" fo:background-color="#eeeeee" loext:char-shading-value="0"/>
    </style:style>
    <style:style style:name="T15" style:family="text">
      <style:text-properties officeooo:rsid="016ab33c" fo:background-color="#eeeeee" loext:char-shading-value="0"/>
    </style:style>
    <style:style style:name="T16" style:family="text">
      <style:text-properties officeooo:rsid="016bf2f2" fo:background-color="#eeeeee" loext:char-shading-value="0"/>
    </style:style>
    <style:style style:name="T17" style:family="text">
      <style:text-properties officeooo:rsid="016e02a2" fo:background-color="#eeeeee" loext:char-shading-value="0"/>
    </style:style>
    <style:style style:name="T18" style:family="text">
      <style:text-properties officeooo:rsid="0164abb6"/>
    </style:style>
    <style:style style:name="T19" style:family="text">
      <style:text-properties officeooo:rsid="0165f3ce"/>
    </style:style>
    <style:style style:name="T20" style:family="text">
      <style:text-properties officeooo:rsid="0166f8de"/>
    </style:style>
    <style:style style:name="T21" style:family="text">
      <style:text-properties officeooo:rsid="0167a236"/>
    </style:style>
    <style:style style:name="T22" style:family="text">
      <style:text-properties officeooo:rsid="016997a3"/>
    </style:style>
    <style:style style:name="T23" style:family="text">
      <style:text-properties style:font-name="LM Mono 10" officeooo:rsid="016997a3"/>
    </style:style>
    <style:style style:name="T24" style:family="text">
      <style:text-properties officeooo:rsid="016ab33c"/>
    </style:style>
    <style:style style:name="T25" style:family="text">
      <style:text-properties officeooo:rsid="016bf2f2"/>
    </style:style>
    <style:style style:name="T26" style:family="text">
      <style:text-properties officeooo:rsid="016d3fb0"/>
    </style:style>
    <style:style style:name="T27" style:family="text">
      <style:text-properties officeooo:rsid="016d6233"/>
    </style:style>
    <style:style style:name="T28" style:family="text">
      <style:text-properties officeooo:rsid="016e02a2"/>
    </style:style>
    <style:style style:name="T29" style:family="text">
      <style:text-properties officeooo:rsid="016e7043"/>
    </style:style>
    <style:style style:name="T30" style:family="text">
      <style:text-properties officeooo:rsid="016e8edd"/>
    </style:style>
    <style:style style:name="T31" style:family="text">
      <style:text-properties officeooo:rsid="01719406"/>
    </style:style>
    <style:style style:name="T32" style:family="text">
      <style:text-properties officeooo:rsid="0174f219"/>
    </style:style>
    <style:style style:name="T33" style:family="text">
      <style:text-properties officeooo:rsid="01757c33"/>
    </style:style>
    <style:style style:name="T34" style:family="text">
      <style:text-properties officeooo:rsid="01765e73"/>
    </style:style>
    <style:style style:name="T35" style:family="text">
      <style:text-properties officeooo:rsid="0177b7de"/>
    </style:style>
    <style:style style:name="T36" style:family="text">
      <style:text-properties officeooo:rsid="0179815a"/>
    </style:style>
    <style:style style:name="T37" style:family="text">
      <style:text-properties officeooo:rsid="0179d05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draw:fill="solid" draw:fill-color="#eeeeee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 &amp; System Defense</text:p>
      <text:p text:style-name="P6">Project 2 Report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1428_1985993865" text:style-name="Index_20_Link" text:visited-style-name="Index_20_Link">1 Contesto<text:tab/>2</text:a></text:p>
          <text:p text:style-name="P5"><text:a xlink:type="simple" xlink:href="#__RefHeading___Toc915_895884131" text:style-name="Index_20_Link" text:visited-style-name="Index_20_Link">1.1 Firewall<text:tab/>2</text:a></text:p>
          <text:p text:style-name="P5"><text:a xlink:type="simple" xlink:href="#__RefHeading___Toc917_895884131" text:style-name="Index_20_Link" text:visited-style-name="Index_20_Link">1.2 Netfilter<text:tab/>2</text:a></text:p>
          <text:p text:style-name="P5"><text:a xlink:type="simple" xlink:href="#__RefHeading___Toc919_895884131" text:style-name="Index_20_Link" text:visited-style-name="Index_20_Link">1.3 Connection States<text:tab/>3</text:a></text:p>
          <text:p text:style-name="P5"><text:a xlink:type="simple" xlink:href="#__RefHeading___Toc921_895884131" text:style-name="Index_20_Link" text:visited-style-name="Index_20_Link">1.4 Iptables<text:tab/>3</text:a></text:p>
          <text:p text:style-name="P4"><text:a xlink:type="simple" xlink:href="#__RefHeading___Toc923_895884131" text:style-name="Index_20_Link" text:visited-style-name="Index_20_Link">2 Topologia<text:tab/>4</text:a></text:p>
          <text:p text:style-name="P4"><text:a xlink:type="simple" xlink:href="#__RefHeading___Toc925_895884131" text:style-name="Index_20_Link" text:visited-style-name="Index_20_Link">3 Obiettivo<text:tab/>8</text:a></text:p>
          <text:p text:style-name="P5"><text:a xlink:type="simple" xlink:href="#__RefHeading___Toc7185_1979806975" text:style-name="Index_20_Link" text:visited-style-name="Index_20_Link">3.1 GW Policy Configuration (lubuntu1)<text:tab/>9</text:a></text:p>
          <text:p text:style-name="P5"><text:a xlink:type="simple" xlink:href="#__RefHeading___Toc7187_1979806975" text:style-name="Index_20_Link" text:visited-style-name="Index_20_Link">3.2 Server Policy Configuration (tiny1)<text:tab/>10</text:a></text:p>
          <text:p text:style-name="P4"><text:a xlink:type="simple" xlink:href="#__RefHeading___Toc7189_1979806975" text:style-name="Index_20_Link" text:visited-style-name="Index_20_Link">4 Test<text:tab/>11</text:a></text:p>
        </text:index-body>
      </text:table-of-content>
      <text:p text:style-name="P3"/>
      <text:p text:style-name="P3"/>
      <text:list xml:id="list2350937226" text:style-name="WWNum7">
        <text:list-item>
          <text:h text:style-name="P18" text:outline-level="1"><text:span text:style-name="T22">Setup </text:span><text:span text:style-name="T18">VRF </text:span><text:span text:style-name="T22">for VPN-A</text:span></text:h>
        </text:list-item>
      </text:list>
      <text:p text:style-name="P8">Analizzata dal punto di vista di PE-3 nell’esempio di Tulumello, quindi ci mettiamo nei panni del router connesso al sito 3 della VPN-A, che corrisponde all’hub:</text:p>
      <text:p text:style-name="P13"><draw:frame draw:style-name="fr1" draw:name="Cornice5" text:anchor-type="paragraph" svg:x="2.039cm" svg:y="0.139cm" svg:width="11.513cm" draw:z-index="0"><draw:text-box fo:min-height="2.704cm"><text:p text:style-name="Source_20_Code">ip vrf vpnA</text:p><text:p text:style-name="Source_20_Code">rd 100:0</text:p><text:p text:style-name="Source_20_Code">route-target export 100:1</text:p><text:p text:style-name="P15">route-target import 100:2</text:p><text:p text:style-name="P16">!</text:p><text:p text:style-name="P7">interface g1/0</text:p><text:p text:style-name="P7"><text:s/>ip vrf forwarding vpnA</text:p><text:p text:style-name="P7">!</text:p></draw:text-box></draw:frame></text:p>
      <text:list xml:id="list1455004118" text:style-name="L1">
        <text:list-item>
          <text:p text:style-name="P21"><text:span text:style-name="Inline_20_Code"><text:span text:style-name="T7">i</text:span></text:span><text:span text:style-name="Inline_20_Code"><text:span text:style-name="T8">p vrf vpnA</text:span></text:span></text:p>
          <text:list>
            <text:list-item>
              <text:p text:style-name="P22"><text:span text:style-name="Default_20_Paragraph_20_Font"><text:span text:style-name="T1">Creiamo una VRF per la VPN-A. </text:span></text:span></text:p>
            </text:list-item>
          </text:list>
        </text:list-item>
        <text:list-item>
          <text:p text:style-name="P21"><text:span text:style-name="Inline_20_Code"><text:span text:style-name="T6">rd 100:0</text:span></text:span></text:p>
          <text:list>
            <text:list-item>
              <text:p text:style-name="P22"><text:span text:style-name="Default_20_Paragraph_20_Font"><text:span text:style-name="T2">Creiamo il </text:span></text:span><text:span text:style-name="Default_20_Paragraph_20_Font"><text:span text:style-name="T1">RD </text:span></text:span><text:span text:style-name="Default_20_Paragraph_20_Font"><text:span text:style-name="T2">per identificare la </text:span></text:span><text:span text:style-name="Default_20_Paragraph_20_Font"><text:span text:style-name="T1">VPN, </text:span></text:span><text:span text:style-name="Default_20_Paragraph_20_Font"><text:span text:style-name="T2">con il secondo byte che ci permette di utilizzare route-target differenti per definire una precisa topologia per VPN-A</text:span></text:span><text:span text:style-name="Default_20_Paragraph_20_Font"><text:span text:style-name="T1">.</text:span></text:span></text:p>
            </text:list-item>
          </text:list>
        </text:list-item>
        <text:list-item>
          <text:p text:style-name="P22"><text:span text:style-name="Inline_20_Code"><text:span text:style-name="T6">route-target export 100:1</text:span></text:span></text:p>
          <text:list>
            <text:list-item>
              <text:p text:style-name="P23"><text:span text:style-name="Default_20_Paragraph_20_Font"><text:span text:style-name="T2">Istruiamo la VRF ad </text:span></text:span><text:span text:style-name="Default_20_Paragraph_20_Font"><text:span text:style-name="T5">esportare</text:span></text:span><text:span text:style-name="Default_20_Paragraph_20_Font"><text:span text:style-name="T2"> annunci MP-iBGP </text:span></text:span><text:span text:style-name="Default_20_Paragraph_20_Font"><text:span text:style-name="T5">prodotti dall’hub</text:span></text:span><text:span text:style-name="Default_20_Paragraph_20_Font"><text:span text:style-name="T2">, </text:span></text:span><text:span text:style-name="Default_20_Paragraph_20_Font"><text:span text:style-name="T3">avendo specificato il suo route-target</text:span></text:span><text:span text:style-name="Default_20_Paragraph_20_Font"><text:span text:style-name="T2">.</text:span></text:span></text:p>
            </text:list-item>
          </text:list>
        </text:list-item>
        <text:list-item>
          <text:p text:style-name="P21"><text:span text:style-name="Inline_20_Code"><text:span text:style-name="T9">route-target </text:span></text:span><text:span text:style-name="Inline_20_Code"><text:span text:style-name="T11">import </text:span></text:span><text:span text:style-name="Inline_20_Code"><text:span text:style-name="T9">100:</text:span></text:span><text:span text:style-name="Inline_20_Code"><text:span text:style-name="T11">2</text:span></text:span></text:p>
          <text:list>
            <text:list-item>
              <text:p text:style-name="P32">Istruiamo la VRF ad <text:span text:style-name="T29">importare</text:span> annunci MP-iBGP prodotti <text:span text:style-name="T29">dagli spokes</text:span>, <text:span text:style-name="T29">quindi annunci contrassegnati dalla </text:span><text:span text:style-name="T19">label </text:span><text:span text:style-name="T29">100:2 che è il</text:span><text:span text:style-name="T19"> route-target </text:span><text:span text:style-name="T29">degli spokes</text:span><text:span text:style-name="T19">.</text:span></text:p>
            </text:list-item>
            <text:list-item>
              <text:p text:style-name="P33">Per gli spokes, importeremo gli annunci MP-iBGP prodotti dall’hub, rifiutando quindi quelli ricevuti dagli altri spokes <text:span text:style-name="T29">per costruire </text:span>una topologia Hub-and-Spoke.</text:p>
            </text:list-item>
          </text:list>
        </text:list-item>
        <text:list-item>
          <text:p text:style-name="P24"><text:span text:style-name="Inline_20_Code"><text:span text:style-name="T12">interface g1/0 ; ip vrf forwarding vpnA </text:span></text:span></text:p>
          <text:list>
            <text:list-item>
              <text:p text:style-name="P35">Abilitiamo il forwarding della VRF per la VPN-A.</text:p>
            </text:list-item>
            <text:list-item>
              <text:p text:style-name="P36"><text:span text:style-name="T30">Stiamo dicendo </text:span>al router i customer<text:span text:style-name="T30">s</text:span> dietro le sue interfacce, in questo caso c<text:span text:style-name="T20">ustomer-A </text:span>si trova <text:span text:style-name="T20">dietro </text:span>l’<text:span text:style-name="T20">interfaccia g1/0.</text:span></text:p>
            </text:list-item>
            <text:list-item>
              <text:p text:style-name="P37">Il comando cancella l’indirizzo sull’interfaccia, quindi bisogna riconfigurarlo!</text:p>
            </text:list-item>
          </text:list>
        </text:list-item>
      </text:list>
      <text:p text:style-name="P14"/>
      <text:p text:style-name="P14"/>
      <text:list xml:id="list154050596134811" text:continue-list="list2350937226" text:style-name="WWNum7">
        <text:list-item>
          <text:list>
            <text:list-item>
              <text:h text:style-name="P19" text:outline-level="2"><text:soft-page-break/>Address Family VPNv4</text:h>
            </text:list-item>
          </text:list>
        </text:list-item>
      </text:list>
      <text:p text:style-name="P8"><draw:frame draw:style-name="fr1" draw:name="Cornice10" text:anchor-type="paragraph" svg:x="2.039cm" svg:y="0.924cm" svg:width="11.513cm" draw:z-index="1"><draw:text-box fo:min-height="2.704cm"><text:p text:style-name="Source_20_Code">router bgp 100</text:p><text:p text:style-name="Source_20_Code"><text:s/>address-family vpnv4</text:p><text:p text:style-name="P10"><text:s text:c="2"/>neighbor <text:span text:style-name="T21">1.1.1.1</text:span> activate</text:p><text:p text:style-name="P10"><text:s text:c="2"/>neighbor <text:span text:style-name="T21">1.1.1.1 </text:span>send-community extended</text:p><text:p text:style-name="P10"><text:s text:c="2"/>neighbor <text:span text:style-name="T21">1.1.1.1</text:span> next-hop-self</text:p><text:p text:style-name="Source_20_Code"><text:s text:c="2"/>neighbor 2.2.2.2 activate</text:p><text:p text:style-name="Source_20_Code"><text:s text:c="2"/>neighbor 2.2.2.2 send-community extended</text:p><text:p text:style-name="Source_20_Code"><text:s text:c="2"/>neighbor 2.2.2.2 next-hop-self</text:p><text:p text:style-name="Source_20_Code"><text:s text:c="2"/>exit-address-family</text:p><text:p text:style-name="Source_20_Code">!</text:p></draw:text-box></draw:frame>Assumiamo ovviamente di aver configurato già OSPF e BGP:</text:p>
      <text:list xml:id="list154050747289469" text:continue-list="list1455004118" text:style-name="L1">
        <text:list-item>
          <text:p text:style-name="P25"><text:span text:style-name="Inline_20_Code"><text:span text:style-name="T8">address-family vpnv4</text:span></text:span></text:p>
          <text:list>
            <text:list-item>
              <text:p text:style-name="P34"><text:span text:style-name="Default_20_Paragraph_20_Font"><text:span text:style-name="T4">Possiamo vederla come la sotto-configurazione di BGP per tipi di indirizzi VPNv4, quindi per MP-iBGP, così da configurare BGP/MPLS VPNs.</text:span></text:span></text:p>
            </text:list-item>
            <text:list-item>
              <text:p text:style-name="P34"><text:span text:style-name="Default_20_Paragraph_20_Font"><text:span text:style-name="T4">Dobbiamo nuovamente specificare i vicini perché non è detto che ogni vicino iBGP nell’AS ha una VPN connessa dietro di lui.</text:span></text:span></text:p>
            </text:list-item>
          </text:list>
        </text:list-item>
        <text:list-item>
          <text:p text:style-name="P25"><text:span text:style-name="Inline_20_Code"><text:span text:style-name="T10">neighbor </text:span></text:span><text:span text:style-name="Inline_20_Code"><text:span text:style-name="T13">1.1.1.1</text:span></text:span><text:span text:style-name="Inline_20_Code"><text:span text:style-name="T10"> activate</text:span></text:span></text:p>
          <text:list>
            <text:list-item>
              <text:p text:style-name="P25"><text:span text:style-name="Default_20_Paragraph_20_Font"><text:span text:style-name="T22">Attiviamo il peering per questo speciale tipo di rete con PE1.</text:span></text:span></text:p>
            </text:list-item>
          </text:list>
        </text:list-item>
        <text:list-item>
          <text:p text:style-name="P25"><text:span text:style-name="Inline_20_Code"><text:span text:style-name="T10">neighbor </text:span></text:span><text:span text:style-name="Inline_20_Code"><text:span text:style-name="T13">1.1.1.1</text:span></text:span><text:span text:style-name="Inline_20_Code"><text:span text:style-name="T10"> </text:span></text:span><text:span text:style-name="Inline_20_Code"><text:span text:style-name="T14">send-community extended</text:span></text:span></text:p>
          <text:list>
            <text:list-item>
              <text:p text:style-name="P25"><text:span text:style-name="Default_20_Paragraph_20_Font"><text:span text:style-name="T22">Estendiamo il </text:span></text:span><text:span text:style-name="Default_20_Paragraph_20_Font"><text:span text:style-name="T23">COMMUNITY</text:span></text:span><text:span text:style-name="Default_20_Paragraph_20_Font"><text:span text:style-name="T22"> attribute per inserire il route-target.</text:span></text:span></text:p>
            </text:list-item>
          </text:list>
        </text:list-item>
        <text:list-item>
          <text:p text:style-name="P25"><text:span text:style-name="Inline_20_Code"><text:span text:style-name="T10">neighbor </text:span></text:span><text:span text:style-name="Inline_20_Code"><text:span text:style-name="T13">1.1.1.1</text:span></text:span><text:span text:style-name="Inline_20_Code"><text:span text:style-name="T10"> </text:span></text:span><text:span text:style-name="Inline_20_Code"><text:span text:style-name="T14">next-hop-self</text:span></text:span></text:p>
          <text:list>
            <text:list-item>
              <text:p text:style-name="P25"><text:span text:style-name="Default_20_Paragraph_20_Font"><text:span text:style-name="T22">Specifichiamo nell’annuncio che siamo il next-hop per la rete che annunciamo.</text:span></text:span></text:p>
            </text:list-item>
          </text:list>
        </text:list-item>
      </text:list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list xml:id="list154051844884318" text:continue-list="list154050596134811" text:style-name="WWNum7">
        <text:list-item>
          <text:list>
            <text:list-item>
              <text:h text:style-name="P20" text:outline-level="2"><text:soft-page-break/><text:span text:style-name="Default_20_Paragraph_20_Font"><text:span text:style-name="T22">Address Family IPv4</text:span></text:span></text:h>
            </text:list-item>
          </text:list>
        </text:list-item>
      </text:list>
      <text:p text:style-name="P17"><text:span text:style-name="Default_20_Paragraph_20_Font"><text:span text:style-name="T24">Rispetto </text:span></text:span><text:span text:style-name="Default_20_Paragraph_20_Font"><text:span text:style-name="T33">al semplice </text:span></text:span><text:span text:style-name="Default_20_Paragraph_20_Font"><text:span text:style-name="T24">BGP dove esportiamo le reti reali, quindi pubbliche, </text:span></text:span><text:span text:style-name="Default_20_Paragraph_20_Font"><text:span text:style-name="T33">ora si esportano </text:span></text:span><text:span text:style-name="Default_20_Paragraph_20_Font"><text:span text:style-name="T24">le reti private per consentire agli altri PE di sapere dove si trova una precisa rete: </text:span></text:span><text:span text:style-name="Default_20_Paragraph_20_Font"><text:span text:style-name="T33">esportiamo le rotte dietro i CE inserendo negli </text:span></text:span><text:span text:style-name="Default_20_Paragraph_20_Font"><text:span text:style-name="T22">annunci MP-iBGP le reti private </text:span></text:span><text:span text:style-name="Default_20_Paragraph_20_Font"><text:span text:style-name="T33">gestite dal PE.</text:span></text:span></text:p>
      <text:list xml:id="list154050802976082" text:continue-list="list154050747289469" text:style-name="L1">
        <text:list-item>
          <text:p text:style-name="P26"><draw:frame draw:style-name="fr1" draw:name="Cornice11" text:anchor-type="paragraph" svg:x="2.039cm" svg:y="0.053cm" svg:width="11.513cm" draw:z-index="2"><draw:text-box fo:min-height="2.704cm"><text:p text:style-name="Source_20_Code">router bgp 100</text:p><text:p text:style-name="Source_20_Code"><text:s/>address-family ipv4 vrf vpnA</text:p><text:p text:style-name="Source_20_Code"><text:s text:c="2"/>network 192.168.<text:span text:style-name="T24">2</text:span>.0</text:p><text:p text:style-name="Source_20_Code"><text:s text:c="2"/><text:span text:style-name="T26">network 0.0.0.0 mask 0.0.0.0 </text:span><text:span text:style-name="T28">(***)</text:span></text:p><text:p text:style-name="Source_20_Code"><text:s text:c="2"/>exit-address-family</text:p><text:p text:style-name="Source_20_Code">!</text:p><text:p text:style-name="P11">ip route vrf vpnA 192.168.2.0 255.255.255.0 <text:span text:style-name="T25">10.1.3.2</text:span></text:p><text:p text:style-name="P12">ip route vrf vpnA 0.0.0.0 0.0.0.0 10.1.3.2 <text:span text:style-name="T28">(***)</text:span></text:p></draw:text-box></draw:frame><text:span text:style-name="Inline_20_Code"><text:span text:style-name="T10">address-family ipv4 vrf vpnA</text:span></text:span></text:p>
          <text:list>
            <text:list-item>
              <text:p text:style-name="P26"><text:span text:style-name="Default_20_Paragraph_20_Font"><text:span text:style-name="T24">Andiamo a specificare le private networks dietro il preciso customer A.</text:span></text:span></text:p>
            </text:list-item>
          </text:list>
        </text:list-item>
        <text:list-item>
          <text:p text:style-name="P26"><text:span text:style-name="Inline_20_Code"><text:span text:style-name="T15">network 192.168.2.0</text:span></text:span></text:p>
          <text:list>
            <text:list-item>
              <text:p text:style-name="P26"><text:span text:style-name="Default_20_Paragraph_20_Font"><text:span text:style-name="T24">Nel caso di PE3, abbiamo il solo CE-A3, per cui esporteremo negli annunci MP-iBGP la sola rete private 192.168.2.0/24 che gestisce.</text:span></text:span></text:p>
            </text:list-item>
          </text:list>
        </text:list-item>
        <text:list-item>
          <text:p text:style-name="P27"><text:span text:style-name="Inline_20_Code"><text:span text:style-name="T16">ip route vrf vpnA 192.168.2.0 255.255.255.0 10.1.3.2</text:span></text:span></text:p>
          <text:list>
            <text:list-item>
              <text:p text:style-name="P27"><text:span text:style-name="Default_20_Paragraph_20_Font"><text:span text:style-name="T25">Trovandoci in un caso di configurazione statica, dobbiamo fornire manualmente una rotta per la rete privata 192.168.2.0/24.</text:span></text:span></text:p>
            </text:list-item>
            <text:list-item>
              <text:p text:style-name="P27"><text:span text:style-name="Default_20_Paragraph_20_Font"><text:span text:style-name="T25">Tramite questo comando la rotta specifica viene inserita nella VRF di VPN-A, quindi è una rotta relativa al preciso customer-A.</text:span></text:span></text:p>
              <text:list>
                <text:list-item>
                  <text:p text:style-name="P28"><text:span text:style-name="Default_20_Paragraph_20_Font"><text:span text:style-name="T25">La rotta non sarà quindi nella tabella di routing IP del router, ma si trova solo nella precisa VRF a cui è stata assegnata </text:span></text:span><text:span text:style-name="Default_20_Paragraph_20_Font"><text:span text:style-name="T27">(</text:span></text:span><text:span text:style-name="Inline_20_Code"><text:span text:style-name="T16">show ip route vrf vpnA</text:span></text:span><text:span text:style-name="Default_20_Paragraph_20_Font"><text:span text:style-name="T27">)</text:span></text:span></text:p>
                </text:list-item>
              </text:list>
            </text:list-item>
            <text:list-item>
              <text:p text:style-name="P27"><text:span text:style-name="Default_20_Paragraph_20_Font"><text:span text:style-name="T25">L’ultimo indirizzo corrisponde </text:span></text:span><text:span text:style-name="Default_20_Paragraph_20_Font"><text:span text:style-name="T32">a</text:span></text:span><text:span text:style-name="Default_20_Paragraph_20_Font"><text:span text:style-name="T25">l link tramite cui si raggiunge il CE dal PE.</text:span></text:span></text:p>
            </text:list-item>
          </text:list>
        </text:list-item>
        <text:list-item>
          <text:p text:style-name="P29"><text:span text:style-name="Inline_20_Code"><text:span text:style-name="T17">(***)</text:span></text:span></text:p>
          <text:list>
            <text:list-item>
              <text:p text:style-name="P29"><text:span text:style-name="Default_20_Paragraph_20_Font"><text:span text:style-name="T26">L’idea è che, </text:span></text:span><text:span text:style-name="Default_20_Paragraph_20_Font"><text:span text:style-name="T31">seppure la </text:span></text:span><text:span text:style-name="Default_20_Paragraph_20_Font"><text:span text:style-name="T26">topologia </text:span></text:span><text:span text:style-name="Default_20_Paragraph_20_Font"><text:span text:style-name="T32">è</text:span></text:span><text:span text:style-name="Default_20_Paragraph_20_Font"><text:span text:style-name="T31"> </text:span></text:span><text:span text:style-name="Default_20_Paragraph_20_Font"><text:span text:style-name="T32">h</text:span></text:span><text:span text:style-name="Default_20_Paragraph_20_Font"><text:span text:style-name="T26">ub-and-</text:span></text:span><text:span text:style-name="Default_20_Paragraph_20_Font"><text:span text:style-name="T32">s</text:span></text:span><text:span text:style-name="Default_20_Paragraph_20_Font"><text:span text:style-name="T26">poke, </text:span></text:span><text:span text:style-name="Default_20_Paragraph_20_Font"><text:span text:style-name="T32">tutti i siti possono comunicare tra loro, infatti non è detto che gli spokes non possono comunicare tramite </text:span></text:span><text:span text:style-name="Default_20_Paragraph_20_Font"><text:span text:style-name="T31">l’hub</text:span></text:span><text:span text:style-name="Default_20_Paragraph_20_Font"><text:span text:style-name="T26">.</text:span></text:span></text:p>
            </text:list-item>
            <text:list-item>
              <text:p text:style-name="P29"><text:span text:style-name="Default_20_Paragraph_20_Font"><text:span text:style-name="T33">E</text:span></text:span><text:span text:style-name="Default_20_Paragraph_20_Font"><text:span text:style-name="T32">sportiamo </text:span></text:span><text:span text:style-name="Default_20_Paragraph_20_Font"><text:span text:style-name="T33">questa</text:span></text:span><text:span text:style-name="Default_20_Paragraph_20_Font"><text:span text:style-name="T26"> rotta </text:span></text:span><text:span text:style-name="Default_20_Paragraph_20_Font"><text:span text:style-name="T33">in modo che gli spokes </text:span></text:span><text:span text:style-name="Default_20_Paragraph_20_Font"><text:span text:style-name="T36">riescano a comunicare tra loro passando per l’hub, ma così qualsiasi host contattiamo arriviamo fino all’hub.</text:span></text:span></text:p>
            </text:list-item>
            <text:list-item>
              <text:p text:style-name="P30"><text:span text:style-name="Default_20_Paragraph_20_Font"><text:span text:style-name="T33">Nelle slides il bastardo usa </text:span></text:span><text:span text:style-name="Default_20_Paragraph_20_Font"><text:span text:style-name="T32">l’indirizzo della rete 192.168.0.0/16, </text:span></text:span><text:span text:style-name="Default_20_Paragraph_20_Font"><text:span text:style-name="T33">ha </text:span></text:span><text:span text:style-name="Default_20_Paragraph_20_Font"><text:span text:style-name="T32">più senso perché </text:span></text:span><text:span text:style-name="Default_20_Paragraph_20_Font"><text:span text:style-name="T33">questa subnet ci identifica la rete che include tutti </text:span></text:span><text:span text:style-name="Default_20_Paragraph_20_Font"><text:span text:style-name="T34">i prefissi dei siti della </text:span></text:span><text:span text:style-name="Default_20_Paragraph_20_Font"><text:span text:style-name="T33">VPN.</text:span></text:span></text:p>
              <text:list>
                <text:list-item>
                  <text:p text:style-name="P31"><text:span text:style-name="Default_20_Paragraph_20_Font"><text:span text:style-name="T36">Una rete più stringente fa sì che i pacchetti non escano proprio </text:span></text:span><text:span text:style-name="Default_20_Paragraph_20_Font"><text:span text:style-name="T37">dal sito </text:span></text:span><text:span text:style-name="Default_20_Paragraph_20_Font"><text:span text:style-name="T36">se si contatta un host che </text:span></text:span><text:span text:style-name="Default_20_Paragraph_20_Font"><text:span text:style-name="T37">non ha prefisso </text:span></text:span><text:span text:style-name="Default_20_Paragraph_20_Font"><text:span text:style-name="T36">192.168.0.0/16, evitando che arrivino fino all’hub che poi non sa come instradarli e li scarta.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it" fo:country="IT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4pt" fo:font-weight="bold" style:font-name-asian="LM Roman 101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2pt" fo:font-weight="bold" style:font-name-asian="LM Roman 101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" fo:font-family="'LM Roman 10'" style:font-family-generic="roman" style:font-pitch="variable" fo:font-size="16pt" style:font-name-asian="LM Roman 101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" fo:font-family="'LM Roman 10'" style:font-family-generic="roman" style:font-pitch="variable" fo:font-size="10pt" style:font-name-asian="LM Roman 101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1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1" fo:font-family="'LM Mono 10'" style:font-family-generic="roman" style:font-pitch="variable" fo:font-size="10pt" fo:language="en" fo:country="US" style:letter-kerning="false" style:font-name-asian="LM Roman 101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en" fo:country="US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1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1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1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" fo:font-family="'LM Roman 10'" style:font-family-generic="roman" style:font-pitch="variable" fo:language="it" fo:country="IT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09T15:40:49.572284092</dc:date>
    <meta:editing-cycles>275</meta:editing-cycles>
    <meta:editing-duration>PT19H8M52S</meta:editing-duration>
    <meta:generator>LibreOffice/7.3.6.2$Linux_X86_64 LibreOffice_project/30$Build-2</meta:generator>
    <meta:document-statistic meta:table-count="0" meta:image-count="0" meta:object-count="0" meta:page-count="4" meta:paragraph-count="81" meta:word-count="718" meta:character-count="4446" meta:non-whitespace-character-count="3823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